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3FC000003576EB44A98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193cm" fo:margin-left="0.455cm" fo:margin-right="0.353cm" table:align="margins"/>
    </style:style>
    <style:style style:name="表格1.A" style:family="table-column">
      <style:table-column-properties style:column-width="2.312cm" style:rel-column-width="9361*"/>
    </style:style>
    <style:style style:name="表格1.B" style:family="table-column">
      <style:table-column-properties style:column-width="2.312cm" style:rel-column-width="9362*"/>
    </style:style>
    <style:style style:name="表格1.G" style:family="table-column">
      <style:table-column-properties style:column-width="2.314cm" style:rel-column-width="9365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G1" style:family="table-cell">
      <style:table-cell-properties fo:padding="0.097cm" fo:border="0.002cm solid #000000"/>
    </style:style>
    <style:style style:name="表格1.2" style:family="table-row">
      <style:table-row-properties style:row-height="0.651cm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ext_20_body"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Standard">
      <style:text-properties style:language-asian="zh" style:country-asian="CN"/>
    </style:style>
    <style:style style:name="P7" style:family="paragraph" style:parent-style-name="Standard">
      <style:text-properties fo:font-size="9pt" style:text-underline-style="none" style:font-size-asian="9pt" style:language-asian="zh" style:country-asian="CN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zh" style:country-asian="CN" style:font-weight-asian="bold" style:font-weight-complex="bold"/>
    </style:style>
    <style:style style:name="T3" style:family="text">
      <style:text-properties style:language-asian="zh" style:country-asian="CN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6" style:family="text">
      <style:text-properties fo:font-size="10.5pt" style:text-underline-style="solid" style:text-underline-width="auto" style:text-underline-color="font-color" fo:font-weight="bold" style:font-size-asian="10.5pt" style:language-asian="zh" style:country-asian="CN" style:font-weight-asian="bold" style:font-size-complex="10.5pt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style:text-underline-style="solid" style:text-underline-width="auto" style:text-underline-color="font-color" style:language-asian="zh" style:country-asian="CN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"/></text:p>
      <text:p text:style-name="P1"><draw:frame draw:style-name="fr1" draw:name="图形1" text:anchor-type="paragraph" svg:x="0.827cm" svg:y="0.136cm" svg:width="1.949cm" svg:height="1.358cm" draw:z-index="0"><draw:image xlink:href="Pictures/20000001000003FC000003576EB44A98.svm" xlink:type="simple" xlink:show="embed" xlink:actuate="onLoad"/></draw:frame><text:span text:style-name="T8">深圳市牧泰莱电路技术有限公司 </text:span><text:span text:style-name="T7"><text:s/></text:span><text:span text:style-name="T4"><text:s text:c="5"/></text:span></text:p>
      <text:p text:style-name="P1"><text:span text:style-name="T5">SHENZHEN MULTILAYER PCB TECHNOLOGY CO .,LTD <text:s text:c="8"/></text:span><text:span text:style-name="T6">牧奖字第 <text:s text:c="3"/>号</text:span><text:span text:style-name="T4"> <text:s text:c="125"/></text:span></text:p>
      <text:p text:style-name="P2"><text:span text:style-name="T2">奖 励 通 告</text:span><text:span text:style-name="T1"> </text:span></text:p>
      <table:table table:name="表格1" table:style-name="表格1">
        <table:table-column table:style-name="表格1.A"/>
        <table:table-column table:style-name="表格1.B" table:number-columns-repeated="4"/>
        <table:table-column table:style-name="表格1.A"/>
        <table:table-column table:style-name="表格1.G"/>
        <table:table-row>
          <table:table-cell table:style-name="表格1.A1" office:value-type="string">
            <text:p text:style-name="P4"><text:span text:style-name="T2">日期</text:span><text:span text:style-name="T1"> </text:span></text:p>
          </table:table-cell>
          <table:table-cell table:style-name="表格1.A1" office:value-type="string">
            <text:p text:style-name="P5">型号</text:p>
          </table:table-cell>
          <table:table-cell table:style-name="表格1.A1" office:value-type="string">
            <text:p text:style-name="P5">事项</text:p>
          </table:table-cell>
          <table:table-cell table:style-name="表格1.A1" office:value-type="string">
            <text:p text:style-name="P5">发现工序</text:p>
          </table:table-cell>
          <table:table-cell table:style-name="表格1.A1" office:value-type="string">
            <text:p text:style-name="P5">姓名</text:p>
          </table:table-cell>
          <table:table-cell table:style-name="表格1.A1" office:value-type="string">
            <text:p text:style-name="P5">工号</text:p>
          </table:table-cell>
          <table:table-cell table:style-name="表格1.G1" office:value-type="string">
            <text:p text:style-name="P5">奖励金额</text:p>
          </table:table-cell>
        </table:table-row>
        <table:table-row table:style-name="表格1.2">
          <table:table-cell table:style-name="表格1.A2" office:value-type="string">
            <text:p text:style-name="P5">[[lines.create_date.split('-')[1] ]] - [[lines.create_date.split('-')[2][0:2] ]]</text:p>
            <text:p text:style-name="P5">[[repeatIn(objects,'o')]]</text:p>
            <text:p text:style-name="P5"/>
            <text:p text:style-name="P5">[[repeatIn(get_rec_info(),'lines')]] <text:s/></text:p>
          </table:table-cell>
          <table:table-cell table:style-name="表格1.A2" office:value-type="string">
            <text:p text:style-name="P4">[[lines.product_description]]</text:p>
          </table:table-cell>
          <table:table-cell table:style-name="表格1.A2" office:value-type="string">
            <text:p text:style-name="P4">[[lines.event_note]]</text:p>
          </table:table-cell>
          <table:table-cell table:style-name="表格1.A2" office:value-type="string">
            <text:p text:style-name="P4">[[lines.dpt_id.name]]</text:p>
          </table:table-cell>
          <table:table-cell table:style-name="表格1.A2" office:value-type="string">
            <text:p text:style-name="P4">[[lines.name.name]]</text:p>
          </table:table-cell>
          <table:table-cell table:style-name="表格1.A2" office:value-type="string">
            <text:p text:style-name="P4">[[lines.name.job_number]]</text:p>
          </table:table-cell>
          <table:table-cell table:style-name="表格1.G2" office:value-type="string">
            <text:p text:style-name="P4">[[lines.reality_reward_amount]]</text:p>
          </table:table-cell>
        </table:table-row>
      </table:table>
      <text:p text:style-name="Standard"/>
      <text:p text:style-name="Standard"><text:tab/><text:span text:style-name="T3">特此通告</text:span></text:p>
      <text:p text:style-name="P6"/>
      <text:p text:style-name="P6"><text:tab/><text:tab/><text:tab/><text:tab/><text:tab/><text:tab/><text:tab/><text:tab/><text:tab/><text:tab/><text:tab/><text:tab/><text:tab/>深圳牧泰莱电路技术有限公司</text:p>
      <text:p text:style-name="P6"><text:tab/><text:tab/><text:tab/><text:tab/><text:tab/><text:tab/><text:tab/><text:tab/><text:tab/><text:tab/><text:tab/><text:tab/><text:tab/><text:tab/>[[time.strftime('%Y-%m-%d')]]</text:p>
      <text:p text:style-name="P6"/>
      <text:p text:style-name="Standard"><text:span text:style-name="T3"><text:tab/></text:span><text:span text:style-name="T9">签发人 <text:s text:c="67"/></text:span></text:p>
      <text:p text:style-name="P7"><text:s text:c="7"/>各部门或个人如有疑问，请在通知发出后一个工作日内及时与行政人事部联系解决处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4-08T09:59:19.28</meta:creation-date>
    <dc:date>2013-05-07T13:42:23.12</dc:date>
    <dc:creator>wang sheng wang</dc:creator>
    <meta:editing-duration>PT14H13M22S</meta:editing-duration>
    <meta:editing-cycles>67</meta:editing-cycles>
    <meta:generator>OpenOffice.org/3.3$Win32 OpenOffice.org_project/330m20$Build-9567</meta:generator>
    <meta:document-statistic meta:table-count="1" meta:image-count="1" meta:object-count="0" meta:page-count="1" meta:paragraph-count="25" meta:word-count="75" meta:character-count="717"/>
  </office:meta>
</office:document-meta>
</file>